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f69cb" officeooo:paragraph-rsid="000f69cb"/>
    </style:style>
    <style:style style:name="P2" style:family="paragraph" style:parent-style-name="Table_20_Contents">
      <style:text-properties officeooo:rsid="000f69cb" officeooo:paragraph-rsid="001cf2d1"/>
    </style:style>
    <style:style style:name="P3" style:family="paragraph" style:parent-style-name="Table_20_Contents">
      <style:text-properties fo:font-weight="bold" officeooo:rsid="000f69cb" style:font-weight-asian="bold" style:font-weight-complex="bold"/>
    </style:style>
    <style:style style:name="P4" style:family="paragraph" style:parent-style-name="Table_20_Contents">
      <style:text-properties fo:font-weight="bold" officeooo:rsid="000f69cb" officeooo:paragraph-rsid="000f69cb" style:font-weight-asian="bold" style:font-weight-complex="bold"/>
    </style:style>
    <style:style style:name="P5" style:family="paragraph" style:parent-style-name="Table_20_Contents">
      <style:text-properties officeooo:rsid="00129403" officeooo:paragraph-rsid="000f69cb"/>
    </style:style>
    <style:style style:name="P6" style:family="paragraph" style:parent-style-name="Table_20_Contents">
      <style:text-properties officeooo:rsid="00129403" officeooo:paragraph-rsid="00129403"/>
    </style:style>
    <style:style style:name="P7" style:family="paragraph" style:parent-style-name="Table_20_Contents">
      <style:text-properties officeooo:rsid="00144873" officeooo:paragraph-rsid="00144873"/>
    </style:style>
    <style:style style:name="P8" style:family="paragraph" style:parent-style-name="Table_20_Contents">
      <style:text-properties officeooo:rsid="0015f508" officeooo:paragraph-rsid="0015f508"/>
    </style:style>
    <style:style style:name="P9" style:family="paragraph" style:parent-style-name="Table_20_Contents">
      <style:text-properties officeooo:rsid="0016835c" officeooo:paragraph-rsid="00144873"/>
    </style:style>
    <style:style style:name="P10" style:family="paragraph" style:parent-style-name="Table_20_Contents">
      <style:text-properties officeooo:rsid="0016835c" officeooo:paragraph-rsid="0016835c"/>
    </style:style>
    <style:style style:name="P11" style:family="paragraph" style:parent-style-name="Table_20_Contents">
      <style:text-properties officeooo:rsid="001cf2d1" officeooo:paragraph-rsid="001cf2d1"/>
    </style:style>
    <style:style style:name="P12" style:family="paragraph" style:parent-style-name="Table_20_Contents">
      <style:text-properties officeooo:rsid="001cf2d1" officeooo:paragraph-rsid="00144873"/>
    </style:style>
    <style:style style:name="P13" style:family="paragraph" style:parent-style-name="Table_20_Contents">
      <style:text-properties officeooo:rsid="0021dc3d" officeooo:paragraph-rsid="00144873"/>
    </style:style>
    <style:style style:name="P14" style:family="paragraph" style:parent-style-name="Table_20_Contents">
      <style:text-properties officeooo:rsid="0021dc3d" officeooo:paragraph-rsid="0021dc3d"/>
    </style:style>
    <style:style style:name="P15" style:family="paragraph" style:parent-style-name="Table_20_Contents">
      <style:text-properties officeooo:rsid="00277db6" officeooo:paragraph-rsid="00277db6"/>
    </style:style>
    <style:style style:name="P16" style:family="paragraph" style:parent-style-name="Standard">
      <style:text-properties officeooo:rsid="0002efa3" officeooo:paragraph-rsid="0002efa3"/>
    </style:style>
    <style:style style:name="P17" style:family="paragraph" style:parent-style-name="Standard">
      <style:paragraph-properties fo:text-align="center" style:justify-single-word="false"/>
      <style:text-properties officeooo:rsid="0002efa3" officeooo:paragraph-rsid="0002efa3"/>
    </style:style>
    <style:style style:name="P18" style:family="paragraph" style:parent-style-name="Standard">
      <style:text-properties fo:font-style="italic" officeooo:rsid="0002efa3" officeooo:paragraph-rsid="0002efa3" style:font-style-asian="italic" style:font-style-complex="italic"/>
    </style:style>
    <style:style style:name="P19" style:family="paragraph" style:parent-style-name="Standard">
      <style:text-properties officeooo:rsid="00041d95" officeooo:paragraph-rsid="00041d95"/>
    </style:style>
    <style:style style:name="P20" style:family="paragraph" style:parent-style-name="Standard">
      <style:text-properties officeooo:rsid="0005bdaa" officeooo:paragraph-rsid="0005bdaa"/>
    </style:style>
    <style:style style:name="P21" style:family="paragraph" style:parent-style-name="Standard">
      <style:text-properties officeooo:rsid="000688ce" officeooo:paragraph-rsid="000688ce"/>
    </style:style>
    <style:style style:name="P22" style:family="paragraph" style:parent-style-name="Standard">
      <style:text-properties officeooo:rsid="0009cde0" officeooo:paragraph-rsid="0009cde0"/>
    </style:style>
    <style:style style:name="P23" style:family="paragraph" style:parent-style-name="Standard">
      <style:text-properties officeooo:rsid="000af14d" officeooo:paragraph-rsid="000af14d"/>
    </style:style>
    <style:style style:name="P24" style:family="paragraph" style:parent-style-name="Standard">
      <style:text-properties officeooo:rsid="000b3452" officeooo:paragraph-rsid="000b3452"/>
    </style:style>
    <style:style style:name="P25" style:family="paragraph" style:parent-style-name="Standard">
      <style:text-properties officeooo:rsid="000b3452" officeooo:paragraph-rsid="000d5594"/>
    </style:style>
    <style:style style:name="P26" style:family="paragraph" style:parent-style-name="Standard">
      <style:text-properties officeooo:rsid="000d5594" officeooo:paragraph-rsid="000d5594"/>
    </style:style>
    <style:style style:name="P27" style:family="paragraph" style:parent-style-name="Standard">
      <style:text-properties officeooo:rsid="000f25f9" officeooo:paragraph-rsid="000f25f9"/>
    </style:style>
    <style:style style:name="P28" style:family="paragraph" style:parent-style-name="Standard">
      <style:text-properties officeooo:rsid="000f69cb" officeooo:paragraph-rsid="000f69cb"/>
    </style:style>
    <style:style style:name="P29" style:family="paragraph" style:parent-style-name="Standard">
      <style:text-properties officeooo:rsid="0016835c" officeooo:paragraph-rsid="0016835c"/>
    </style:style>
    <style:style style:name="P30" style:family="paragraph" style:parent-style-name="Standard">
      <style:text-properties officeooo:rsid="0016bf51" officeooo:paragraph-rsid="0016bf51"/>
    </style:style>
    <style:style style:name="P31" style:family="paragraph" style:parent-style-name="Standard">
      <style:text-properties officeooo:rsid="0016bf51" officeooo:paragraph-rsid="001ece5c"/>
    </style:style>
    <style:style style:name="P32" style:family="paragraph" style:parent-style-name="Standard">
      <style:text-properties officeooo:rsid="0018ac12" officeooo:paragraph-rsid="0016bf51"/>
    </style:style>
    <style:style style:name="P33" style:family="paragraph" style:parent-style-name="Standard">
      <style:text-properties officeooo:rsid="001944e1" officeooo:paragraph-rsid="001944e1"/>
    </style:style>
    <style:style style:name="P34" style:family="paragraph" style:parent-style-name="Standard">
      <style:text-properties officeooo:rsid="001944e1" officeooo:paragraph-rsid="001ece5c"/>
    </style:style>
    <style:style style:name="P35" style:family="paragraph" style:parent-style-name="Standard">
      <style:text-properties officeooo:rsid="001ece5c" officeooo:paragraph-rsid="0016bf51"/>
    </style:style>
    <style:style style:name="P36" style:family="paragraph" style:parent-style-name="Standard">
      <style:text-properties officeooo:rsid="001ece5c" officeooo:paragraph-rsid="001ece5c"/>
    </style:style>
    <style:style style:name="P37" style:family="paragraph" style:parent-style-name="Standard">
      <style:text-properties officeooo:rsid="001f1a85" officeooo:paragraph-rsid="001f1a85"/>
    </style:style>
    <style:style style:name="P38" style:family="paragraph" style:parent-style-name="Standard">
      <style:text-properties officeooo:rsid="00277db6" officeooo:paragraph-rsid="00277db6"/>
    </style:style>
    <style:style style:name="P39" style:family="paragraph" style:parent-style-name="Standard">
      <style:text-properties style:text-position="super 58%" officeooo:rsid="0025ad5a" officeooo:paragraph-rsid="001ece5c"/>
    </style:style>
    <style:style style:name="P40" style:family="paragraph" style:parent-style-name="Standard">
      <style:text-properties officeooo:rsid="0020b221" officeooo:paragraph-rsid="001f1a85"/>
    </style:style>
    <style:style style:name="P41" style:family="paragraph" style:parent-style-name="Standard">
      <style:text-properties officeooo:rsid="00292225" officeooo:paragraph-rsid="00292225"/>
    </style:style>
    <style:style style:name="P42" style:family="paragraph" style:parent-style-name="Standard">
      <style:text-properties officeooo:rsid="002c4198" officeooo:paragraph-rsid="002c4198"/>
    </style:style>
    <style:style style:name="P43" style:family="paragraph" style:parent-style-name="Standard" style:list-style-name="L1">
      <style:text-properties officeooo:rsid="000688ce" officeooo:paragraph-rsid="000688ce"/>
    </style:style>
    <style:style style:name="P44" style:family="paragraph" style:parent-style-name="Standard" style:list-style-name="L2">
      <style:text-properties officeooo:rsid="0009cde0" officeooo:paragraph-rsid="0009cde0"/>
    </style:style>
    <style:style style:name="P45" style:family="paragraph" style:parent-style-name="Standard" style:list-style-name="L3">
      <style:text-properties officeooo:rsid="001944e1" officeooo:paragraph-rsid="001944e1"/>
    </style:style>
    <style:style style:name="P46" style:family="paragraph" style:parent-style-name="Standard">
      <style:text-properties officeooo:rsid="006adeb4" officeooo:paragraph-rsid="002f6ae6"/>
    </style:style>
    <style:style style:name="P47" style:family="paragraph" style:parent-style-name="Standard">
      <style:text-properties officeooo:rsid="006db95b" officeooo:paragraph-rsid="002f6ae6"/>
    </style:style>
    <style:style style:name="P48" style:family="paragraph" style:parent-style-name="Standard">
      <style:text-properties officeooo:rsid="00708744" officeooo:paragraph-rsid="002f6ae6"/>
    </style:style>
    <style:style style:name="P49" style:family="paragraph" style:parent-style-name="Heading_20_2">
      <style:paragraph-properties fo:break-before="page"/>
    </style:style>
    <style:style style:name="P50" style:family="paragraph" style:parent-style-name="Heading_20_3">
      <style:paragraph-properties fo:break-before="page"/>
    </style:style>
    <style:style style:name="T1" style:family="text">
      <style:text-properties officeooo:rsid="0002efa3"/>
    </style:style>
    <style:style style:name="T2" style:family="text">
      <style:text-properties officeooo:rsid="00041d95"/>
    </style:style>
    <style:style style:name="T3" style:family="text">
      <style:text-properties officeooo:rsid="0005bdaa"/>
    </style:style>
    <style:style style:name="T4" style:family="text">
      <style:text-properties style:text-position="sub 58%"/>
    </style:style>
    <style:style style:name="T5" style:family="text">
      <style:text-properties style:text-position="sub 58%" officeooo:rsid="0018ac12"/>
    </style:style>
    <style:style style:name="T6" style:family="text">
      <style:text-properties style:text-position="sub 58%" officeooo:rsid="001b153f"/>
    </style:style>
    <style:style style:name="T7" style:family="text">
      <style:text-properties style:text-position="sub 58%" officeooo:rsid="0015f508"/>
    </style:style>
    <style:style style:name="T8" style:family="text">
      <style:text-properties style:text-position="sub 58%" officeooo:rsid="001ece5c"/>
    </style:style>
    <style:style style:name="T9" style:family="text">
      <style:text-properties style:text-position="sub 58%" officeooo:rsid="006b2a9a"/>
    </style:style>
    <style:style style:name="T10" style:family="text">
      <style:text-properties officeooo:rsid="0009cde0"/>
    </style:style>
    <style:style style:name="T11" style:family="text">
      <style:text-properties officeooo:rsid="000af14d"/>
    </style:style>
    <style:style style:name="T12" style:family="text">
      <style:text-properties officeooo:rsid="000b2aea"/>
    </style:style>
    <style:style style:name="T13" style:family="text">
      <style:text-properties officeooo:rsid="000c8b75"/>
    </style:style>
    <style:style style:name="T14" style:family="text">
      <style:text-properties officeooo:rsid="000d5594"/>
    </style:style>
    <style:style style:name="T15" style:family="text">
      <style:text-properties officeooo:rsid="000d5823"/>
    </style:style>
    <style:style style:name="T16" style:family="text">
      <style:text-properties style:text-position="super 58%"/>
    </style:style>
    <style:style style:name="T17" style:family="text">
      <style:text-properties style:text-position="super 58%" officeooo:rsid="0016835c"/>
    </style:style>
    <style:style style:name="T18" style:family="text">
      <style:text-properties style:text-position="super 58%" officeooo:rsid="0018ac12"/>
    </style:style>
    <style:style style:name="T19" style:family="text">
      <style:text-properties style:text-position="super 58%" officeooo:rsid="001b153f"/>
    </style:style>
    <style:style style:name="T20" style:family="text">
      <style:text-properties style:text-position="super 58%" officeooo:rsid="0015f508"/>
    </style:style>
    <style:style style:name="T21" style:family="text">
      <style:text-properties style:text-position="super 58%" officeooo:rsid="001ebcc3"/>
    </style:style>
    <style:style style:name="T22" style:family="text">
      <style:text-properties style:text-position="super 58%" officeooo:rsid="001ece5c"/>
    </style:style>
    <style:style style:name="T23" style:family="text">
      <style:text-properties style:text-position="super 58%" officeooo:rsid="0021dc3d"/>
    </style:style>
    <style:style style:name="T24" style:family="text">
      <style:text-properties style:text-position="super 58%" officeooo:rsid="0025c5e5"/>
    </style:style>
    <style:style style:name="T25" style:family="text">
      <style:text-properties style:text-position="super 58%" officeooo:rsid="00277db6"/>
    </style:style>
    <style:style style:name="T26" style:family="text">
      <style:text-properties officeooo:rsid="00144873"/>
    </style:style>
    <style:style style:name="T27" style:family="text">
      <style:text-properties style:text-position="0% 100%"/>
    </style:style>
    <style:style style:name="T28" style:family="text">
      <style:text-properties style:text-position="0% 100%" officeooo:rsid="001cf2d1"/>
    </style:style>
    <style:style style:name="T29" style:family="text">
      <style:text-properties style:text-position="0% 100%" officeooo:rsid="0015f508"/>
    </style:style>
    <style:style style:name="T30" style:family="text">
      <style:text-properties style:text-position="0% 100%" officeooo:rsid="001ece5c"/>
    </style:style>
    <style:style style:name="T31" style:family="text">
      <style:text-properties style:text-position="0% 100%" officeooo:rsid="00229969"/>
    </style:style>
    <style:style style:name="T32" style:family="text">
      <style:text-properties style:text-position="0% 100%" officeooo:rsid="0024050e"/>
    </style:style>
    <style:style style:name="T33" style:family="text">
      <style:text-properties style:text-position="0% 100%" officeooo:rsid="00277db6"/>
    </style:style>
    <style:style style:name="T34" style:family="text">
      <style:text-properties officeooo:rsid="0016835c"/>
    </style:style>
    <style:style style:name="T35" style:family="text">
      <style:text-properties officeooo:rsid="0016bf51"/>
    </style:style>
    <style:style style:name="T36" style:family="text">
      <style:text-properties officeooo:rsid="0018ac12"/>
    </style:style>
    <style:style style:name="T37" style:family="text">
      <style:text-properties officeooo:rsid="001cf2d1"/>
    </style:style>
    <style:style style:name="T38" style:family="text">
      <style:text-properties officeooo:rsid="001ece5c"/>
    </style:style>
    <style:style style:name="T39" style:family="text">
      <style:text-properties officeooo:rsid="001f1a85"/>
    </style:style>
    <style:style style:name="T40" style:family="text">
      <style:text-properties officeooo:rsid="0020b221"/>
    </style:style>
    <style:style style:name="T41" style:family="text">
      <style:text-properties fo:font-style="italic" officeooo:rsid="0020b221" style:font-style-asian="italic" style:font-style-complex="italic"/>
    </style:style>
    <style:style style:name="T42" style:family="text">
      <style:text-properties fo:font-style="normal" officeooo:rsid="0020b221" style:font-style-asian="normal" style:font-style-complex="normal"/>
    </style:style>
    <style:style style:name="T43" style:family="text">
      <style:text-properties officeooo:rsid="00277db6"/>
    </style:style>
    <style:style style:name="T44" style:family="text">
      <style:text-properties officeooo:rsid="00285022"/>
    </style:style>
    <style:style style:name="T45" style:family="text">
      <style:text-properties officeooo:rsid="002d4573"/>
    </style:style>
    <style:style style:name="T46" style:family="text">
      <style:text-properties officeooo:rsid="002e6dcf"/>
    </style:style>
    <style:style style:name="T47" style:family="text">
      <style:text-properties officeooo:rsid="00748ae3"/>
    </style:style>
    <style:style style:name="T48" style:family="text">
      <style:text-properties officeooo:rsid="00708744"/>
    </style:style>
    <style:style style:name="T49" style:family="text">
      <style:text-properties officeooo:rsid="0013f33f"/>
    </style:style>
    <style:style style:name="T50" style:family="text">
      <style:text-properties officeooo:rsid="006b2a9a"/>
    </style:style>
    <style:style style:name="T51" style:family="text">
      <style:text-properties officeooo:rsid="0073575e"/>
    </style:style>
    <style:style style:name="T52" style:family="text">
      <style:text-properties officeooo:rsid="00312695"/>
    </style:style>
    <style:style style:name="T53" style:family="text">
      <style:text-properties officeooo:rsid="0031b60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C</text:span>oncept <text:span text:style-name="T52">Grammar</text:span> <text:span text:style-name="T1">L</text:span>anguage</text:p>
      <text:p text:style-name="P17">by Sven Nilsen, 2016</text:p>
      <text:p text:style-name="P16"/>
      <text:p text:style-name="P16">Abstract:</text:p>
      <text:p text:style-name="P18">In this paper I construct a Concept <text:span text:style-name="T53">Grammar </text:span>Language that creates a pseudo formal semantics for formal languages. The idea is to communicate thoughts regarding orthogonal meaning of inter related grammar. It can be used to explain how languages are extended with new concepts and why this results in greater combinatorial complexity.</text:p>
      <text:p text:style-name="P16"/>
      <text:p text:style-name="P16">A grammar is like showing the shape of a language. Syntactic grammars is a detailed tree that maps words to some data structure. Semantic grammars are more challenging to show, because <text:span text:style-name="T2">you do not want to just refer to a rule, but explain how this makes a sentence valid.</text:span></text:p>
      <text:p text:style-name="P16"/>
      <text:p text:style-name="P19">My idea is to <text:span text:style-name="T3">use big capital letters, such as `A`, `B`, `F` and `X`, to refer to some classes of symbols. The classes can be used in mathematical axioms. This gives meaning to sentences.</text:span></text:p>
      <text:p text:style-name="P19"/>
      <text:p text:style-name="P20">For example, to explain that adding two natural numbers leads to a greater or equal number:</text:p>
      <text:p text:style-name="P19"/>
      <text:p text:style-name="P19"><text:tab/><text:span text:style-name="T3">A + A = B</text:span></text:p>
      <text:p text:style-name="P19"><text:tab/><text:span text:style-name="T3">A &lt;= B</text:span></text:p>
      <text:p text:style-name="P19"/>
      <text:p text:style-name="P22">It means that both numbers of class `A` are less <text:span text:style-name="T11">or equal</text:span> than <text:span text:style-name="T11">numbers of</text:span> class `B`.</text:p>
      <text:p text:style-name="P19"/>
      <text:p text:style-name="P21">Then, if somebody see `<text:span text:style-name="T3">A + A = B</text:span>` and wonders whether it is `<text:span text:style-name="T3">A + </text:span>(<text:span text:style-name="T3">A = B</text:span>)` or `(<text:span text:style-name="T3">A + A</text:span>)<text:span text:style-name="T3"> = B</text:span>`, you can show them this <text:span text:style-name="T10">is the order from top to bottom</text:span>:</text:p>
      <text:p text:style-name="P21"/>
      <text:list xml:id="list2095061355919988825" text:style-name="L1">
        <text:list-item>
          <text:p text:style-name="P43">A = A</text:p>
        </text:list-item>
        <text:list-item>
          <text:p text:style-name="P43">A + A</text:p>
        </text:list-item>
      </text:list>
      <text:p text:style-name="P21"/>
      <text:p text:style-name="P23">Therefore, `A + A = B` should be read as `(A + A) = B`.</text:p>
      <text:p text:style-name="P21"/>
      <text:p text:style-name="P21">This tells them how to read a sentence<text:span text:style-name="T10">,</text:span> but not how <text:span text:style-name="T10">to understand</text:span> equality <text:span text:style-name="T10">and</text:span> addition.</text:p>
      <text:p text:style-name="P21"/>
      <text:p text:style-name="P21">To explain the detailed internals of language you need a more powerful language. This is out of scope for this paper. What I want to show is technical terms and ways of thinking for creating the fundament for new and powerful languages.</text:p>
      <text:p text:style-name="P21"/>
      <text:h text:style-name="Heading_20_3" text:outline-level="3">Type agnostic</text:h>
      <text:p text:style-name="P25">The grammar concept language is type agnostic. <text:span text:style-name="T14">Different classes can be of different types, but does not have to. The same class can consist of different types when referring to different parts of grammar.</text:span></text:p>
      <text:p text:style-name="P25"/>
      <text:p text:style-name="P25">Relationships between types and variables can be encoded into the language you describe. Therefore, one is referring to symbols in general, or symbols accepted by the language.</text:p>
      <text:p text:style-name="P24"/>
      <text:p text:style-name="P24">What sentences are accepted depends on the concepts constructed by the language. <text:span text:style-name="T13">A concept language is meant to show how the concepts are constructed, by using simpler ones to describe more advanced concepts.</text:span></text:p>
      <text:h text:style-name="P50" text:outline-level="3">Strong vs weak</text:h>
      <text:p text:style-name="P22">These are technical terms for defining externality of operators:</text:p>
      <text:p text:style-name="P22"/>
      <text:list xml:id="list660067807661399897" text:style-name="L2">
        <text:list-item>
          <text:p text:style-name="P44">“strong” means <text:span text:style-name="T11">the operator is well defined within the meaning of the same language</text:span></text:p>
        </text:list-item>
        <text:list-item>
          <text:p text:style-name="P44">“<text:span text:style-name="T11">weak” means the operator is encoded and interpreted in some external language</text:span></text:p>
        </text:list-item>
      </text:list>
      <text:p text:style-name="P22"/>
      <text:p text:style-name="P23">For example, using the concept of natural numbers:</text:p>
      <text:p text:style-name="P23"/>
      <text:p text:style-name="P23"><text:tab/>A = A</text:p>
      <text:p text:style-name="P23"/>
      <text:p text:style-name="P23">Is a strong operator because it is well defined how equality between natural numbers behave. <text:span text:style-name="T15">There is no need to referring to some external concept.</text:span></text:p>
      <text:p text:style-name="P23"/>
      <text:p text:style-name="P23">Assuming that the concept of natural numbers is unknown, then:</text:p>
      <text:p text:style-name="P23"/>
      <text:p text:style-name="P23"><text:tab/>A = A</text:p>
      <text:p text:style-name="P23"/>
      <text:p text:style-name="P23">Is a weak operator, because understanding fully what it means requires an external concept.</text:p>
      <text:p text:style-name="P23"/>
      <text:p text:style-name="P23">A weak operator does not mean that the operator does not behave well. It must make sense somehow, but the justification for how it makes sense is unknown.</text:p>
      <text:p text:style-name="P22"/>
      <text:h text:style-name="Heading_20_3" text:outline-level="3">Class</text:h>
      <text:p text:style-name="P23">A class has set properties, but is also ordered. It can have tree like properties by being defined over <text:span text:style-name="T12">a more complex grammar. In general terms, it refers to a collection of symbols.</text:span></text:p>
      <text:p text:style-name="P23"/>
      <text:p text:style-name="P26">Indices are used when there are more than one symbols of the same class that refer to different parts of a grammar:</text:p>
      <text:p text:style-name="P26"/>
      <text:p text:style-name="P26"><text:tab/>(A<text:span text:style-name="T4">0</text:span>, A<text:span text:style-name="T4">1</text:span>, A<text:span text:style-name="T4">2</text:span>)</text:p>
      <text:p text:style-name="P26"/>
      <text:p text:style-name="P27">This can represent a vector of 3 dimensions.</text:p>
      <text:p text:style-name="P27"/>
      <text:p text:style-name="Standard"/>
      <text:h text:style-name="P49" text:outline-level="2"><text:span text:style-name="T34">Advanced i</text:span>ndex notation</text:h>
      <text:p text:style-name="P29">This notation is for advanced transformations of sentences.</text:p>
      <text:p text:style-name="P28"/>
      <text:p text:style-name="P28">One can describe a pattern by using letters instead of number when indexing:</text:p>
      <text:p text:style-name="P28"/>
      <text:p text:style-name="P28"><text:tab/>(A<text:span text:style-name="T4">i</text:span>,<text:span text:style-name="T16">i</text:span>)</text:p>
      <text:p text:style-name="P28"/>
      <text:p text:style-name="P28">The pattern above matches:</text:p>
      <text:p text:style-name="P28"/>
      <text:p text:style-name="P28"><text:tab/>(a)</text:p>
      <text:p text:style-name="P28"><text:tab/>(a, b)</text:p>
      <text:p text:style-name="P28"><text:tab/>(a, b, c)</text:p>
      <text:p text:style-name="P28"><text:tab/>etc.</text:p>
      <text:p text:style-name="P28"/>
      <text:p text:style-name="P28">Each index that is lowered is matched against a lifted index. The <text:span text:style-name="T26">raised</text:span> index is placed such that one can understand how the pattern is repeated.</text:p>
      <text:p text:style-name="P28"/>
      <table:table table:name="Table1" table:style-name="Table1">
        <table:table-column table:style-name="Table1.A" table:number-columns-repeated="3"/>
        <table:table-row>
          <table:table-cell table:style-name="Table1.A1" office:value-type="string">
            <text:p text:style-name="P4">Pattern</text:p>
          </table:table-cell>
          <table:table-cell table:style-name="Table1.A1" office:value-type="string">
            <text:p text:style-name="P4">Description</text:p>
          </table:table-cell>
          <table:table-cell table:style-name="Table1.C1" office:value-type="string">
            <text:p text:style-name="P3">Examples</text:p>
          </table:table-cell>
        </table:table-row>
        <table:table-row>
          <table:table-cell table:style-name="Table1.A2" office:value-type="string">
            <text:p text:style-name="P1">(P) <text:span text:style-name="T37">| [P]</text:span></text:p>
          </table:table-cell>
          <table:table-cell table:style-name="Table1.A2" office:value-type="string">
            <text:p text:style-name="P1">Parenthesis, <text:span text:style-name="T37">square brackets</text:span></text:p>
          </table:table-cell>
          <table:table-cell table:style-name="Table1.C2" office:value-type="string">
            <text:p text:style-name="P1">(0) <text:span text:style-name="T37">[0]</text:span></text:p>
          </table:table-cell>
        </table:table-row>
        <table:table-row>
          <table:table-cell table:style-name="Table1.A2" office:value-type="string">
            <text:p text:style-name="P1"><text:span text:style-name="T43">{</text:span>{A<text:span text:style-name="T4">i</text:span>}<text:span text:style-name="T16">i</text:span><text:span text:style-name="T33">}</text:span></text:p>
          </table:table-cell>
          <table:table-cell table:style-name="Table1.A2" office:value-type="string">
            <text:p text:style-name="P1">Separated by new line</text:p>
          </table:table-cell>
          <table:table-cell table:style-name="Table1.C2" office:value-type="string">
            <text:p text:style-name="P1">1</text:p>
            <text:p text:style-name="P1">2</text:p>
          </table:table-cell>
        </table:table-row>
        <table:table-row>
          <table:table-cell table:style-name="Table1.A2" office:value-type="string">
            <text:p text:style-name="P15">[{A<text:span text:style-name="T4">i</text:span>}<text:span text:style-name="T16">i</text:span><text:span text:style-name="T27">]</text:span></text:p>
          </table:table-cell>
          <table:table-cell table:style-name="Table1.A2" office:value-type="string">
            <text:p text:style-name="P15">Group</text:p>
          </table:table-cell>
          <table:table-cell table:style-name="Table1.C2" office:value-type="string">
            <text:p text:style-name="P15">[1 2]</text:p>
          </table:table-cell>
        </table:table-row>
        <table:table-row>
          <table:table-cell table:style-name="Table1.A2" office:value-type="string">
            <text:p text:style-name="P2">A<text:span text:style-name="T4">i</text:span>,<text:span text:style-name="T16">i</text:span><text:span text:style-name="T27"> </text:span><text:span text:style-name="T28">| </text:span><text:span text:style-name="T27">A</text:span><text:span text:style-name="T4">i</text:span><text:span text:style-name="T27">;</text:span><text:span text:style-name="T16">i</text:span><text:span text:style-name="T27"> </text:span><text:span text:style-name="T28">| </text:span><text:span text:style-name="T29">A</text:span><text:span text:style-name="T7">i</text:span><text:span text:style-name="T29">+</text:span><text:span text:style-name="T20">i</text:span><text:span text:style-name="T29"> </text:span><text:span text:style-name="T28">| ...</text:span></text:p>
          </table:table-cell>
          <table:table-cell table:style-name="Table1.A2" office:value-type="string">
            <text:p text:style-name="P1">Separate by <text:span text:style-name="T37">sign</text:span></text:p>
          </table:table-cell>
          <table:table-cell table:style-name="Table1.C2" office:value-type="string">
            <text:p text:style-name="P1">1,2,3</text:p>
          </table:table-cell>
        </table:table-row>
        <table:table-row>
          <table:table-cell table:style-name="Table1.A2" office:value-type="string">
            <text:p text:style-name="P6">A<text:span text:style-name="T4">i</text:span><text:span text:style-name="T16">i</text:span></text:p>
          </table:table-cell>
          <table:table-cell table:style-name="Table1.A2" office:value-type="string">
            <text:p text:style-name="P5">Separate by empty space</text:p>
          </table:table-cell>
          <table:table-cell table:style-name="Table1.C2" office:value-type="string">
            <text:p text:style-name="P6">1 2 3</text:p>
          </table:table-cell>
        </table:table-row>
        <table:table-row>
          <table:table-cell table:style-name="Table1.A2" office:value-type="string">
            <text:p text:style-name="P11">A<text:span text:style-name="T4">i</text:span><text:span text:style-name="T16">-i</text:span></text:p>
          </table:table-cell>
          <table:table-cell table:style-name="Table1.A2" office:value-type="string">
            <text:p text:style-name="P12">Reverse order</text:p>
          </table:table-cell>
          <table:table-cell table:style-name="Table1.C2" office:value-type="string">
            <text:p text:style-name="P11">3 2 1</text:p>
          </table:table-cell>
        </table:table-row>
        <table:table-row>
          <table:table-cell table:style-name="Table1.A2" office:value-type="string">
            <text:p text:style-name="P11">F<text:span text:style-name="T4">i</text:span>(A)<text:span text:style-name="T16">i</text:span></text:p>
          </table:table-cell>
          <table:table-cell table:style-name="Table1.A2" office:value-type="string">
            <text:p text:style-name="P11">Nested function calls</text:p>
          </table:table-cell>
          <table:table-cell table:style-name="Table1.C2" office:value-type="string">
            <text:p text:style-name="P11">a(b(c(x)))</text:p>
          </table:table-cell>
        </table:table-row>
        <table:table-row>
          <table:table-cell table:style-name="Table1.A2" office:value-type="string">
            <text:p text:style-name="P7">[(A<text:span text:style-name="T4">i</text:span> A<text:span text:style-name="T4">j</text:span>),<text:span text:style-name="T21">ij</text:span><text:span text:style-name="T27">]</text:span></text:p>
          </table:table-cell>
          <table:table-cell table:style-name="Table1.A2" office:value-type="string">
            <text:p text:style-name="P7"><text:span text:style-name="T34">Pair up</text:span> indices</text:p>
          </table:table-cell>
          <table:table-cell table:style-name="Table1.C2" office:value-type="string">
            <text:p text:style-name="P7">[(1 2), (3 4)]</text:p>
          </table:table-cell>
        </table:table-row>
        <table:table-row>
          <table:table-cell table:style-name="Table1.A2" office:value-type="string">
            <text:p text:style-name="P14">[A<text:span text:style-name="T4">i</text:span><text:span text:style-name="T16">ij</text:span><text:span text:style-name="T27">, </text:span><text:span text:style-name="T32">A</text:span><text:span text:style-name="T4">j</text:span><text:span text:style-name="T27">, </text:span><text:span text:style-name="T31">A</text:span><text:span text:style-name="T4">i</text:span><text:span text:style-name="T16">-ij</text:span><text:span text:style-name="T27">]</text:span><text:span text:style-name="T16">j</text:span></text:p>
          </table:table-cell>
          <table:table-cell table:style-name="Table1.A2" office:value-type="string">
            <text:p text:style-name="P13">Entangling indices</text:p>
          </table:table-cell>
          <table:table-cell table:style-name="Table1.C2" office:value-type="string">
            <text:p text:style-name="P14">[1 2 3, 4, 3 2 1]</text:p>
          </table:table-cell>
        </table:table-row>
        <table:table-row>
          <table:table-cell table:style-name="Table1.A2" office:value-type="string">
            <text:p text:style-name="P8">[A<text:span text:style-name="T4">i</text:span>,<text:span text:style-name="T34">]</text:span><text:span text:style-name="T17">i</text:span></text:p>
          </table:table-cell>
          <table:table-cell table:style-name="Table1.A2" office:value-type="string">
            <text:p text:style-name="P9">Repeat same <text:span text:style-name="T37">pattern</text:span></text:p>
          </table:table-cell>
          <table:table-cell table:style-name="Table1.C2" office:value-type="string">
            <text:p text:style-name="P10">[1, 1, 1]</text:p>
          </table:table-cell>
        </table:table-row>
        <table:table-row>
          <table:table-cell table:style-name="Table1.A2" office:value-type="string">
            <text:p text:style-name="P10">[A<text:span text:style-name="T4">ij</text:span><text:span text:style-name="T16">j</text:span><text:span text:style-name="T27">,</text:span><text:span text:style-name="T16">i</text:span><text:span text:style-name="T27">]</text:span></text:p>
          </table:table-cell>
          <table:table-cell table:style-name="Table1.A2" office:value-type="string">
            <text:p text:style-name="P10">Matrix</text:p>
          </table:table-cell>
          <table:table-cell table:style-name="Table1.C2" office:value-type="string">
            <text:p text:style-name="P10">[1 2 3, 4 5 6, 7 8 9]</text:p>
          </table:table-cell>
        </table:table-row>
      </table:table>
      <text:p text:style-name="P28"/>
      <text:p text:style-name="P30">A matrix or tensor with many indices is easier to understand if you reduce them like this:</text:p>
      <text:p text:style-name="P30"/>
      <text:p text:style-name="P30"><text:tab/>[A<text:span text:style-name="T4">ijk</text:span><text:span text:style-name="T16">k</text:span>,<text:span text:style-name="T16">j</text:span>;<text:span text:style-name="T16">i</text:span>]</text:p>
      <text:p text:style-name="P30"><text:tab/>[B<text:span text:style-name="T4">ij</text:span>,<text:span text:style-name="T16">j</text:span>;<text:span text:style-name="T16">i</text:span>]</text:p>
      <text:p text:style-name="P30"><text:tab/>[C<text:span text:style-name="T4">i</text:span>;<text:span text:style-name="T16">i</text:span>]</text:p>
      <text:p text:style-name="P30"><text:tab/>[D]</text:p>
      <text:p text:style-name="P30"/>
      <text:p text:style-name="P30">Then you go in the other direction:</text:p>
      <text:p text:style-name="P30"/>
      <text:p text:style-name="P30"><text:tab/>[a]</text:p>
      <text:p text:style-name="P30"><text:tab/>[a; a; a]</text:p>
      <text:p text:style-name="P30"><text:tab/>[a, a, a; a, a, a; a, a, a]</text:p>
      <text:p text:style-name="P30"><text:tab/>[a a a, a a a; a a a, a a a]</text:p>
      <text:p text:style-name="P30"/>
      <text:p text:style-name="P30">For example:</text:p>
      <text:p text:style-name="P30"><text:soft-page-break/></text:p>
      <text:p text:style-name="P30"><text:tab/>[1 2 3, 4 5 6; 7 8 9, 10 11 12]</text:p>
      <text:p text:style-name="P30"/>
      <text:h text:style-name="Heading_20_3" text:outline-level="3">Ambiguous cases</text:h>
      <text:p text:style-name="P36">Consider the following pattern:</text:p>
      <text:p text:style-name="P30"/>
      <text:p text:style-name="P36"><text:tab/>A<text:span text:style-name="T4">i</text:span><text:span text:style-name="T16">i</text:span><text:span text:style-name="T4">j</text:span><text:span text:style-name="T16">j</text:span></text:p>
      <text:p text:style-name="P30"/>
      <text:p text:style-name="P36">It is not clear how to interpret:</text:p>
      <text:p text:style-name="P30"/>
      <text:p text:style-name="P30"><text:tab/><text:span text:style-name="T38">1 2 3 4</text:span></text:p>
      <text:p text:style-name="P30"/>
      <text:p text:style-name="P35">As one of the following ways:</text:p>
      <text:p text:style-name="P35"/>
      <text:p text:style-name="P35"><text:tab/>((1 2) (3 4))</text:p>
      <text:p text:style-name="P35"><text:tab/>((1) (2 3) (4))</text:p>
      <text:p text:style-name="P35"><text:tab/>((1) (2) (3 4))</text:p>
      <text:p text:style-name="P35"><text:tab/>etc.</text:p>
      <text:p text:style-name="P30"/>
      <text:p text:style-name="P36">Therefore, for separator signs they <text:span text:style-name="T44">are </text:span>only allowed once inside a parenthesis or separated by newlines.</text:p>
      <text:p text:style-name="P39"/>
      <text:h text:style-name="Heading_20_3" text:outline-level="3">Example: <text:span text:style-name="T35">Order of a function does not matter</text:span></text:h>
      <text:p text:style-name="P30">This can be expressed with two different classes:</text:p>
      <text:p text:style-name="P30"/>
      <text:p text:style-name="P30"><text:tab/>and(A, B) = and(B, A)</text:p>
      <text:p text:style-name="P30"/>
      <text:p text:style-name="P30">Or using a single class with indices:</text:p>
      <text:p text:style-name="P30"/>
      <text:p text:style-name="P30"><text:tab/>{and(A<text:span text:style-name="T4">i</text:span>, A<text:span text:style-name="T4">j</text:span>) = and(A<text:span text:style-name="T4">j</text:span>, A<text:span text:style-name="T4">i</text:span>)}<text:span text:style-name="T24">ij</text:span></text:p>
      <text:p text:style-name="P30"/>
      <text:h text:style-name="Heading_20_3" text:outline-level="3">Example: <text:span text:style-name="T39">P</text:span>ath<text:span text:style-name="T36">s</text:span> and equations</text:h>
      <text:p text:style-name="P32">This is an example from path semantics, where a path between two functions corresponds to an equation:</text:p>
      <text:p text:style-name="P30"/>
      <text:p text:style-name="P30"><text:tab/><text:span text:style-name="T36">F</text:span><text:span text:style-name="T5">0</text:span><text:span text:style-name="T36">([F</text:span><text:span text:style-name="T5">1</text:span><text:span text:style-name="T36">] X) → [F</text:span><text:span text:style-name="T5">2</text:span><text:span text:style-name="T36">] F</text:span><text:span text:style-name="T5">3</text:span><text:span text:style-name="T36">(X)</text:span></text:p>
      <text:p text:style-name="P30"/>
      <text:p text:style-name="P30"><text:tab/><text:span text:style-name="T36">F</text:span><text:span text:style-name="T5">2</text:span><text:span text:style-name="T36">(F</text:span><text:span text:style-name="T5">0</text:span><text:span text:style-name="T36">(X)) = F</text:span><text:span text:style-name="T5">3</text:span><text:span text:style-name="T36">(F</text:span><text:span text:style-name="T5">1</text:span><text:span text:style-name="T36">(X))</text:span></text:p>
      <text:p text:style-name="P30"/>
      <text:p text:style-name="P33">This demonstrates the concept, but does not explain:</text:p>
      <text:p text:style-name="P33"/>
      <text:list xml:id="list6086209396327961299" text:style-name="L3">
        <text:list-item>
          <text:p text:style-name="P45">how to deal with multiple arguments</text:p>
        </text:list-item>
        <text:list-item>
          <text:p text:style-name="P45">whether the sentences are interpreted separately or together</text:p>
        </text:list-item>
      </text:list>
      <text:p text:style-name="P33"/>
      <text:p text:style-name="P37">Here is a more accurate description:</text:p>
      <text:p text:style-name="P33"/>
      <text:p text:style-name="P34"><text:tab/><text:span text:style-name="T38">{</text:span></text:p>
      <text:p text:style-name="P34"><text:span text:style-name="T38"><text:tab/><text:tab/>{F</text:span><text:span text:style-name="T8">n</text:span><text:span text:style-name="T38">(</text:span>{<text:span text:style-name="T36">[F</text:span><text:span text:style-name="T4">j</text:span><text:span text:style-name="T36">]</text:span><text:span text:style-name="T16">j</text:span><text:span text:style-name="T23">n</text:span><text:span text:style-name="T36"> X</text:span><text:span text:style-name="T4">i</text:span><text:span text:style-name="T27">}</text:span><text:span text:style-name="T36">,</text:span><text:span text:style-name="T16">i</text:span><text:span text:style-name="T25">p</text:span><text:span text:style-name="T36">) → [F</text:span><text:span text:style-name="T4">k</text:span><text:span text:style-name="T36">]</text:span><text:span text:style-name="T16">k</text:span><text:span text:style-name="T23">n</text:span><text:span text:style-name="T36"> F</text:span><text:span text:style-name="T6">m</text:span><text:span text:style-name="T36">(X</text:span><text:span text:style-name="T4">i</text:span>,<text:span text:style-name="T16">i</text:span><text:span text:style-name="T25">p</text:span><text:span text:style-name="T36">)</text:span><text:span text:style-name="T19">m</text:span><text:span text:style-name="T23">n</text:span><text:span text:style-name="T30">}</text:span><text:span text:style-name="T25">p</text:span></text:p>
      <text:p text:style-name="P31"><text:tab/><text:tab/><text:span text:style-name="T38">{F</text:span><text:span text:style-name="T6">k</text:span><text:span text:style-name="T36">(F</text:span><text:span text:style-name="T8">n</text:span><text:span text:style-name="T36">(X</text:span><text:span text:style-name="T5">i</text:span><text:span text:style-name="T36">,</text:span><text:span text:style-name="T18">i</text:span><text:span text:style-name="T25">p</text:span><text:span text:style-name="T36">))</text:span><text:span text:style-name="T18">-k</text:span><text:span text:style-name="T23">n</text:span><text:span text:style-name="T36"> = F</text:span><text:span text:style-name="T6">m</text:span><text:span text:style-name="T36">(F</text:span><text:span text:style-name="T6">j</text:span><text:span text:style-name="T36">(X</text:span><text:span text:style-name="T5">i</text:span><text:span text:style-name="T36">,</text:span><text:span text:style-name="T18">i</text:span><text:span text:style-name="T25">p</text:span><text:span text:style-name="T36">)</text:span><text:span text:style-name="T18">-j</text:span><text:span text:style-name="T23">n</text:span><text:span text:style-name="T36">)</text:span><text:span text:style-name="T18">m</text:span><text:span text:style-name="T23">n</text:span><text:span text:style-name="T30">}</text:span><text:span text:style-name="T25">p</text:span></text:p>
      <text:p text:style-name="P31"><text:soft-page-break/><text:span text:style-name="T30"><text:tab/>}</text:span><text:span text:style-name="T22">n</text:span></text:p>
      <text:p text:style-name="P30"/>
      <text:p text:style-name="P38">The entanglement of indices such as “jn” makes it possible to carry over symbols from one group to another.</text:p>
      <text:p text:style-name="P30"/>
      <text:p text:style-name="P37">This still does not deal with reversible paths, tuple paths etc. <text:span text:style-name="T40">Path semantics is </text:span><text:span text:style-name="T41">complex</text:span><text:span text:style-name="T42">! </text:span></text:p>
      <text:p text:style-name="P40"/>
      <text:p text:style-name="P40"/>
      <text:h text:style-name="P49" text:outline-level="2">Combination of concepts</text:h>
      <text:p text:style-name="P41">So far we have not used this notation for more than just another way of binding values to grammar. The real power comes from interpreting the same symbols in more than one way, and then superimpose those interpretations on top of each other.</text:p>
      <text:p text:style-name="P41"/>
      <text:p text:style-name="P41">As an example, let us examine how a normal programming language usually works. The most basic concept is the one of computation, where we replace some symbols with others:</text:p>
      <text:p text:style-name="P41"/>
      <text:p text:style-name="P41"><text:tab/>F → X</text:p>
      <text:p text:style-name="P41"/>
      <text:p text:style-name="P41">This operation is Turing complete. If this concept is lifted to the level where we reason about programs, then another concept can be introduced that represents computation as a relation between symbols:</text:p>
      <text:p text:style-name="P41"/>
      <text:p text:style-name="P41"><text:tab/>F(X) → X</text:p>
      <text:p text:style-name="P41"/>
      <text:p text:style-name="P41">or</text:p>
      <text:p text:style-name="P41"/>
      <text:p text:style-name="P41"><text:tab/>F → {X → X}</text:p>
      <text:p text:style-name="P41"/>
      <text:p text:style-name="P42">Repeating this process gives us Lambda calculus. <text:span text:style-name="T45">A function might take another function as a first class citizen and return another function:</text:span></text:p>
      <text:p text:style-name="P42"/>
      <text:p text:style-name="P42"><text:tab/><text:span text:style-name="T46">F(A→B, B→C) → {A→C}</text:span></text:p>
      <text:p text:style-name="P42"/>
      <text:p text:style-name="P47"><text:span text:style-name="T48">Most</text:span> programming languages have the<text:span text:style-name="T49">se</text:span> concepts:</text:p>
      <text:p text:style-name="P46"/>
      <text:p text:style-name="P46"><text:tab/><text:span text:style-name="T50">F → X<text:tab/><text:tab/><text:tab/><text:tab/><text:tab/>(computation, axiom, return value)</text:span></text:p>
      <text:p text:style-name="P46"><text:tab/><text:span text:style-name="T48">F(X)<text:tab/><text:tab/><text:tab/><text:tab/><text:tab/>(function arguments)</text:span></text:p>
      <text:p text:style-name="P46"><text:tab/><text:span text:style-name="T50">F(X</text:span><text:span text:style-name="T9">0</text:span><text:span text:style-name="T50">) → X</text:span><text:span text:style-name="T9">1</text:span><text:span text:style-name="T50"><text:tab/><text:tab/><text:tab/><text:tab/>(function closure)</text:span></text:p>
      <text:p text:style-name="P46"/>
      <text:p text:style-name="P48"><text:span text:style-name="T51">The full meaning of a sentence are all the concepts that it expresses. When</text:span> you see the following <text:span text:style-name="T47">in a programming language </text:span>the<text:span text:style-name="T51">re are several concepts built into it</text:span>:</text:p>
      <text:p text:style-name="P48"/>
      <text:p text:style-name="P48"><text:tab/>foo(a) → b</text:p>
      <text:p text:style-name="P46"/>
      <text:p text:style-name="P46"><text:tab/><text:span text:style-name="T47">`foo` - function name</text:span></text:p>
      <text:p text:style-name="P46"><text:tab/><text:span text:style-name="T47">`a` – function argument</text:span></text:p>
      <text:p text:style-name="P46"><text:tab/><text:span text:style-name="T47">`b` - return value</text:span></text:p>
      <text:p text:style-name="P46"><text:tab/><text:span text:style-name="T47">`(a) → 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5T09:48:13.020582000</meta:creation-date>
    <dc:date>2016-08-15T16:07:39.290213000</dc:date>
    <meta:editing-duration>PT1H59M27S</meta:editing-duration>
    <meta:editing-cycles>37</meta:editing-cycles>
    <meta:generator>LibreOffice/5.1.2.2$MacOSX_X86_64 LibreOffice_project/d3bf12ecb743fc0d20e0be0c58ca359301eb705f</meta:generator>
    <meta:document-statistic meta:table-count="1" meta:image-count="0" meta:object-count="0" meta:page-count="6" meta:paragraph-count="145" meta:word-count="1218" meta:character-count="6690" meta:non-whitespace-character-count="5563"/>
  </office:meta>
</office:document-meta>
</file>